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A000004AEC105E0BF6B485BF0.png" manifest:media-type="image/png"/>
  <manifest:file-entry manifest:full-path="Pictures/10000201000005DC000005DCB88F9621857B3A87.png" manifest:media-type="image/png"/>
  <manifest:file-entry manifest:full-path="Pictures/1000020100000190000002CEA2093B568134DBA0.png" manifest:media-type="image/png"/>
  <manifest:file-entry manifest:full-path="Pictures/10000201000000EC000000EC00FD9F599E2688F2.png" manifest:media-type="image/png"/>
  <manifest:file-entry manifest:full-path="Pictures/1000020100000A000000064094E4D50A5C50DBAC.png" manifest:media-type="image/png"/>
  <manifest:file-entry manifest:full-path="Pictures/100002010000062E00000610D0EF720452F615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1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urisa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Purisa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Purisa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Purisa" fo:font-size="54pt" fo:language="de" fo:country="D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04cm" svg:height="4.4cm" svg:x="21cm" svg:y="10.8cm">
          <draw:image xlink:href="Pictures/1000020100000A000000064094E4D50A5C50DBAC.png" xlink:type="simple" xlink:show="embed" xlink:actuate="onLoad">
            <text:p/>
          </draw:image>
        </draw:frame>
        <draw:frame draw:style-name="gr1" draw:text-style-name="P1" draw:layer="layout" svg:width="3.806cm" svg:height="3.734cm" svg:x="11.2cm" svg:y="11.4cm">
          <draw:image xlink:href="Pictures/100002010000062E00000610D0EF720452F6150A.png" xlink:type="simple" xlink:show="embed" xlink:actuate="onLoad">
            <text:p/>
          </draw:image>
        </draw:frame>
        <draw:frame draw:style-name="gr1" draw:text-style-name="P1" draw:layer="layout" svg:width="2.8cm" svg:height="5.026cm" svg:x="27.8cm" svg:y="11.6cm">
          <draw:image xlink:href="Pictures/1000020100000190000002CEA2093B568134DBA0.png" xlink:type="simple" xlink:show="embed" xlink:actuate="onLoad">
            <text:p/>
          </draw:image>
        </draw:frame>
        <draw:frame draw:style-name="gr2" draw:text-style-name="P3" draw:layer="layout" svg:width="18.1cm" svg:height="7.352cm" svg:x="9.7cm" svg:y="11cm">
          <draw:text-box>
            <text:p text:style-name="P2"><text:span text:style-name="T1">WAIFU</text:span></text:p>
            <text:p text:style-name="P2"><text:span text:style-name="T2">MARKET-DESU</text:span></text:p>
          </draw:text-box>
        </draw:frame>
        <draw:frame draw:style-name="gr1" draw:text-style-name="P1" draw:layer="layout" svg:width="5.5cm" svg:height="5.5cm" svg:x="31.6cm" svg:y="11.4cm">
          <draw:image xlink:href="Pictures/10000201000000EC000000EC00FD9F599E2688F2.png" xlink:type="simple" xlink:show="embed" xlink:actuate="onLoad">
            <text:p/>
          </draw:image>
        </draw:frame>
        <draw:frame draw:style-name="gr1" draw:text-style-name="P1" draw:layer="layout" svg:width="6.8cm" svg:height="6.8cm" svg:x="5.2cm" svg:y="10.9cm">
          <draw:image xlink:href="Pictures/10000201000005DC000005DCB88F9621857B3A87.png" xlink:type="simple" xlink:show="embed" xlink:actuate="onLoad">
            <text:p/>
          </draw:image>
        </draw:frame>
        <draw:frame draw:style-name="gr1" draw:text-style-name="P1" draw:layer="layout" svg:width="3.5cm" svg:height="6.297cm" svg:x="2.8cm" svg:y="11.145cm">
          <draw:image xlink:href="Pictures/100002010000029A000004AEC105E0BF6B485B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42:41.048087511</meta:creation-date>
    <dc:date>2020-05-01T13:59:34.309160707</dc:date>
    <meta:editing-duration>PT3M27S</meta:editing-duration>
    <meta:editing-cycles>2</meta:editing-cycles>
    <meta:generator>LibreOffice/6.0.7.3$Linux_X86_64 LibreOffice_project/00m0$Build-3</meta:generator>
    <meta:document-statistic meta:object-count="7"/>
  </office:meta>
</office:document-meta>
</file>